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owen2_layered_out" table:style-name="ta1">
        <table:shapes>
          <draw:frame draw:z-index="0" draw:style-name="gr1" draw:text-style-name="P1" svg:width="453.51pt" svg:height="255.23pt" svg:x="716.12pt" svg:y="147.57pt">
            <draw:object draw:notify-on-update-of-ranges="test_owen2_layered_out.B2:test_owen2_layered_out.B12 test_owen2_layered_out.C2:test_owen2_layered_out.C12 test_owen2_layered_out.G2:test_owen2_layered_out.G12 test_owen2_layered_out.H2:test_owen2_layered_out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s_y</text:p>
          </table:table-cell>
          <table:table-cell office:value-type="string" calcext:value-type="string">
            <text:p>moments_z</text:p>
          </table:table-cell>
          <table:table-cell office:value-type="string" calcext:value-type="string">
            <text:p>rotation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19.94960100798" calcext:value-type="float">
            <text:p>119.94960100798</text:p>
          </table:table-cell>
          <table:table-cell office:value-type="float" office:value="-71969.760604788" calcext:value-type="float">
            <text:p>-71969.760604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20.71721173863" calcext:value-type="float">
            <text:p>120.71721173863</text:p>
          </table:table-cell>
          <table:table-cell office:value-type="float" office:value="-72430.32704318" calcext:value-type="float">
            <text:p>-72430.32704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9.89920201596" calcext:value-type="float">
            <text:p>239.89920201596</text:p>
          </table:table-cell>
          <table:table-cell office:value-type="float" office:value="-143939.52120958" calcext:value-type="float">
            <text:p>-143939.52120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.43442393606" calcext:value-type="float">
            <text:p>241.43442393606</text:p>
          </table:table-cell>
          <table:table-cell office:value-type="float" office:value="-144860.65436164" calcext:value-type="float">
            <text:p>-144860.6543616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317.68388943889" calcext:value-type="float">
            <text:p>317.68388943889</text:p>
          </table:table-cell>
          <table:table-cell office:value-type="float" office:value="-190610.33366335" calcext:value-type="float">
            <text:p>-190610.33366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26.66666599646" calcext:value-type="float">
            <text:p>326.66666599646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2.53753537415" calcext:value-type="float">
            <text:p>322.53753537415</text:p>
          </table:table-cell>
          <table:table-cell office:value-type="float" office:value="-193522.52122451" calcext:value-type="float">
            <text:p>-193522.521224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6.66666431511" calcext:value-type="float">
            <text:p>326.66666431511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.5" calcext:value-type="float">
            <text:p>12.5</text:p>
          </table:table-cell>
          <table:table-cell office:value-type="float" office:value="323.31393246763" calcext:value-type="float">
            <text:p>323.31393246763</text:p>
          </table:table-cell>
          <table:table-cell office:value-type="float" office:value="-193988.35948056" calcext:value-type="float">
            <text:p>-193988.35948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326.66666879877" calcext:value-type="float">
            <text:p>326.66666879877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24.09032956095" calcext:value-type="float">
            <text:p>324.09032956095</text:p>
          </table:table-cell>
          <table:table-cell office:value-type="float" office:value="-194454.1977366" calcext:value-type="float">
            <text:p>-194454.1977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26.66666834446" calcext:value-type="float">
            <text:p>326.66666834446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7.5" calcext:value-type="float">
            <text:p>17.5</text:p>
          </table:table-cell>
          <table:table-cell office:value-type="float" office:value="324.86672665438" calcext:value-type="float">
            <text:p>324.86672665438</text:p>
          </table:table-cell>
          <table:table-cell office:value-type="float" office:value="-194920.03599264" calcext:value-type="float">
            <text:p>-194920.03599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26.66667190508" calcext:value-type="float">
            <text:p>326.66667190508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5.64312374782" calcext:value-type="float">
            <text:p>325.64312374782</text:p>
          </table:table-cell>
          <table:table-cell office:value-type="float" office:value="-195385.87424869" calcext:value-type="float">
            <text:p>-195385.874248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6.66665946193" calcext:value-type="float">
            <text:p>326.66665946193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2.5" calcext:value-type="float">
            <text:p>22.5</text:p>
          </table:table-cell>
          <table:table-cell office:value-type="float" office:value="326.4195208412" calcext:value-type="float">
            <text:p>326.4195208412</text:p>
          </table:table-cell>
          <table:table-cell office:value-type="float" office:value="-195851.71250473" calcext:value-type="float">
            <text:p>-195851.712504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26.66666602114" calcext:value-type="float">
            <text:p>326.66666602114</text:p>
          </table:table-cell>
          <table:table-cell office:value-type="float" office:value="-196000" calcext:value-type="float">
            <text:p>-196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6.66666666667" calcext:value-type="float">
            <text:p>326.66666666667</text:p>
          </table:table-cell>
          <table:table-cell office:value-type="float" office:value="-196000" calcext:value-type="float">
            <text:p>-196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26.66666892276" calcext:value-type="float">
            <text:p>326.66666892276</text:p>
          </table:table-cell>
          <table:table-cell office:value-type="float" office:value="-196000" calcext:value-type="float">
            <text:p>-196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0T12:37:46.777308272</dc:date>
    <meta:editing-duration>PT3M14S</meta:editing-duration>
    <meta:editing-cycles>1</meta:editing-cycles>
    <meta:document-statistic meta:table-count="1" meta:cell-count="9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column-mapping="0 1 2" chart:style-name="ch1">
        <chart:legend chart:legend-position="end" svg:x="13.148cm" svg:y="3.954cm" style:legend-expansion="high" chart:style-name="ch2"/>
        <chart:plot-area chart:style-name="ch3" table:cell-range-address="test_owen2_layered_out.B2:test_owen2_layered_out.C12 test_owen2_layered_out.H2:test_owen2_layered_out.H12" svg:x="0.32cm" svg:y="0.18cm" svg:width="12.508cm" svg:height="8.645cm">
          <chartooo:coordinate-region svg:x="1.127cm" svg:y="0.379cm" svg:width="11.5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owen2_layered_out.C2:test_owen2_layered_out.C12" chart:class="chart:scatter">
            <chart:domain table:cell-range-address="test_owen2_layered_out.B2:test_owen2_layered_out.B12"/>
            <chart:data-point chart:repeated="11"/>
          </chart:series>
          <chart:series chart:style-name="ch7" chart:values-cell-range-address="test_owen2_layered_out.H2:test_owen2_layered_out.H12" chart:class="chart:scatter">
            <chart:domain table:cell-range-address="test_owen2_layered_out.G2:test_owen2_layered_out.G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_owen2_layered_out.B2:test_owen2_layered_out.B12</svg:desc>
                </draw:g>
              </table:table-cell>
              <table:table-cell office:value-type="float" office:value="0">
                <text:p>0</text:p>
                <draw:g>
                  <svg:desc>test_owen2_layered_out.C2:test_owen2_layered_out.C12</svg:desc>
                </draw:g>
              </table:table-cell>
              <table:table-cell office:value-type="float" office:value="0">
                <text:p>0</text:p>
                <draw:g>
                  <svg:desc>test_owen2_layered_out.G2:test_owen2_layered_out.G12</svg:desc>
                </draw:g>
              </table:table-cell>
              <table:table-cell office:value-type="float" office:value="0">
                <text:p>0</text:p>
                <draw:g>
                  <svg:desc>test_owen2_layered_out.H2:test_owen2_layered_out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119.94960100798">
                <text:p>119.94960100798</text:p>
              </table:table-cell>
              <table:table-cell office:value-type="float" office:value="2.5">
                <text:p>2.5</text:p>
              </table:table-cell>
              <table:table-cell office:value-type="float" office:value="120.71721173863">
                <text:p>120.717211738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39.89920201596">
                <text:p>239.89920201596</text:p>
              </table:table-cell>
              <table:table-cell office:value-type="float" office:value="5">
                <text:p>5</text:p>
              </table:table-cell>
              <table:table-cell office:value-type="float" office:value="241.43442393606">
                <text:p>241.43442393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317.68388943889">
                <text:p>317.68388943889</text:p>
              </table:table-cell>
              <table:table-cell office:value-type="float" office:value="7.5">
                <text:p>7.5</text:p>
              </table:table-cell>
              <table:table-cell office:value-type="float" office:value="326.66666599646">
                <text:p>326.66666599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22.53753537415">
                <text:p>322.53753537415</text:p>
              </table:table-cell>
              <table:table-cell office:value-type="float" office:value="10">
                <text:p>10</text:p>
              </table:table-cell>
              <table:table-cell office:value-type="float" office:value="326.66666431511">
                <text:p>326.66666431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23.31393246763">
                <text:p>323.31393246763</text:p>
              </table:table-cell>
              <table:table-cell office:value-type="float" office:value="12.5">
                <text:p>12.5</text:p>
              </table:table-cell>
              <table:table-cell office:value-type="float" office:value="326.66666879877">
                <text:p>326.66666879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24.09032956095">
                <text:p>324.09032956095</text:p>
              </table:table-cell>
              <table:table-cell office:value-type="float" office:value="15">
                <text:p>15</text:p>
              </table:table-cell>
              <table:table-cell office:value-type="float" office:value="326.66666834446">
                <text:p>326.66666834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5">
                <text:p>17.5</text:p>
              </table:table-cell>
              <table:table-cell office:value-type="float" office:value="324.86672665438">
                <text:p>324.86672665438</text:p>
              </table:table-cell>
              <table:table-cell office:value-type="float" office:value="17.5">
                <text:p>17.5</text:p>
              </table:table-cell>
              <table:table-cell office:value-type="float" office:value="326.66667190508">
                <text:p>326.66667190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325.64312374782">
                <text:p>325.64312374782</text:p>
              </table:table-cell>
              <table:table-cell office:value-type="float" office:value="20">
                <text:p>20</text:p>
              </table:table-cell>
              <table:table-cell office:value-type="float" office:value="326.66665946193">
                <text:p>326.66665946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326.4195208412">
                <text:p>326.4195208412</text:p>
              </table:table-cell>
              <table:table-cell office:value-type="float" office:value="22.5">
                <text:p>22.5</text:p>
              </table:table-cell>
              <table:table-cell office:value-type="float" office:value="326.66666602114">
                <text:p>326.66666602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26.66666666667">
                <text:p>326.66666666667</text:p>
              </table:table-cell>
              <table:table-cell office:value-type="float" office:value="25">
                <text:p>25</text:p>
              </table:table-cell>
              <table:table-cell office:value-type="float" office:value="326.66666892276">
                <text:p>326.6666689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